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paragraph-rsid="000e6d3b"/>
    </style:style>
    <style:style style:name="P2" style:family="paragraph" style:parent-style-name="Standard" style:list-style-name="L2">
      <style:text-properties officeooo:paragraph-rsid="000e6d3b"/>
    </style:style>
    <style:style style:name="P3" style:family="paragraph" style:parent-style-name="Standard" style:list-style-name="L3">
      <style:text-properties officeooo:paragraph-rsid="000e6d3b"/>
    </style:style>
    <style:style style:name="P4" style:family="paragraph" style:parent-style-name="Standard" style:list-style-name="L4">
      <style:text-properties officeooo:paragraph-rsid="000e6d3b"/>
    </style:style>
    <style:style style:name="P5" style:family="paragraph" style:parent-style-name="Standard" style:list-style-name="L5">
      <style:text-properties officeooo:paragraph-rsid="000e6d3b"/>
    </style:style>
    <style:style style:name="P6" style:family="paragraph" style:parent-style-name="Standard" style:list-style-name="L6">
      <style:text-properties officeooo:paragraph-rsid="000e6d3b"/>
    </style:style>
    <style:style style:name="P7" style:family="paragraph" style:parent-style-name="Standard" style:list-style-name="L7">
      <style:text-properties officeooo:paragraph-rsid="000ee0b2"/>
    </style:style>
    <style:style style:name="T1" style:family="text">
      <style:text-properties officeooo:rsid="000e6d3b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○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○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○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○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○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○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○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Database Sharding</text:span></text:p>
      <text:list text:style-name="L1">
        <text:list-item>
          <text:p text:style-name="P1">Sharding is <text:span text:style-name="Strong_20_Emphasis">horizontal partitioning</text:span> of a database.</text:p>
        </text:list-item>
        <text:list-item>
          <text:p text:style-name="P1">Data is <text:span text:style-name="Strong_20_Emphasis">split</text:span> across multiple database instances (shards).</text:p>
        </text:list-item>
        <text:list-item>
          <text:p text:style-name="P1">Each database instance holds a <text:span text:style-name="Strong_20_Emphasis">subset</text:span> of the actual data.</text:p>
        </text:list-item>
        <text:list-item>
          <text:p text:style-name="P1">There are multiple ways to split data, such as:</text:p>
          <text:list>
            <text:list-item>
              <text:p text:style-name="P1"><text:span text:style-name="Strong_20_Emphasis">By ID,</text:span></text:p>
            </text:list-item>
            <text:list-item>
              <text:p text:style-name="P1"><text:span text:style-name="Strong_20_Emphasis">By User,</text:span></text:p>
            </text:list-item>
            <text:list-item>
              <text:p text:style-name="P1"><text:span text:style-name="Strong_20_Emphasis">By Region, </text:span><text:span text:style-name="Strong_20_Emphasis"><text:span text:style-name="T1">etc.</text:span></text:span></text:p>
            </text:list-item>
          </text:list>
        </text:list-item>
      </text:list>
      <text:p text:style-name="Standard"/>
      <text:p text:style-name="Standard"><text:span text:style-name="Strong_20_Emphasis">Key Features of Database Sharding</text:span></text:p>
      <text:list text:style-name="L2">
        <text:list-item>
          <text:p text:style-name="P2"><text:span text:style-name="Strong_20_Emphasis">Horizontal Scaling</text:span></text:p>
          <text:list>
            <text:list-item>
              <text:p text:style-name="P2">Instead of using a single large database,</text:p>
            </text:list-item>
            <text:list-item>
              <text:p text:style-name="P2">Data is <text:span text:style-name="Strong_20_Emphasis">distributed</text:span> across smaller, independent database instances.</text:p>
            </text:list-item>
          </text:list>
        </text:list-item>
        <text:list-item>
          <text:p text:style-name="P2"><text:span text:style-name="Strong_20_Emphasis">Partitioned Data</text:span></text:p>
          <text:list>
            <text:list-item>
              <text:p text:style-name="P2">Each database instance holds: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3"><text:span text:style-name="Strong_20_Emphasis">Not the entire dataset</text:span>, </text:p>
                </text:list-item>
                <text:list-item>
                  <text:p text:style-name="P3"><text:span text:style-name="Strong_20_Emphasis">but A subset of the total data.</text:span></text:p>
                </text:list-item>
              </text:list>
            </text:list-item>
          </text:list>
        </text:list-item>
        <text:list-item>
          <text:p text:style-name="P3"><text:span text:style-name="Strong_20_Emphasis">Independent Queries</text:span></text:p>
          <text:list>
            <text:list-item>
              <text:p text:style-name="P3">Instead of running a query on the entire dataset or across all instances,</text:p>
            </text:list-item>
            <text:list-item>
              <text:p text:style-name="P3">Queries are directed to the <text:span text:style-name="Strong_20_Emphasis">appropriate database instance</text:span>.</text:p>
            </text:list-item>
          </text:list>
        </text:list-item>
        <text:list-item>
          <text:p text:style-name="P3"><text:span text:style-name="Strong_20_Emphasis">Reduced Load on a Single Database Instance</text:span></text:p>
          <text:list>
            <text:list-item>
              <text:p text:style-name="P3">Prevents overloading a single database, which improves performance.</text:p>
            </text:list-item>
          </text:list>
        </text:list-item>
      </text:list>
      <text:p text:style-name="Standard"/>
      <text:p text:style-name="Standard"><text:span text:style-name="Strong_20_Emphasis">Purposes of Database Sharding</text:span></text:p>
      <text:list text:style-name="L4">
        <text:list-item>
          <text:p text:style-name="P4">When the dataset is <text:span text:style-name="Strong_20_Emphasis">too large</text:span> for a single database server to handle.</text:p>
          <text:list>
            <text:list-item>
              <text:p text:style-name="P4">To <text:span text:style-name="Strong_20_Emphasis">improve query performance</text:span></text:p>
            </text:list-item>
          </text:list>
        </text:list-item>
        <text:list-item>
          <text:p text:style-name="P4">By reducing the amount of data processed per request.</text:p>
        </text:list-item>
        <text:list-item>
          <text:p text:style-name="P4">To <text:span text:style-name="Strong_20_Emphasis">distribute load</text:span> across multiple database servers.</text:p>
        </text:list-item>
        <text:list-item>
          <text:p text:style-name="P4">For <text:span text:style-name="Strong_20_Emphasis">multi-regional applications</text:span></text:p>
          <text:list>
            <text:list-item>
              <text:p text:style-name="P4">Users can retrieve data from the closest database instance.</text:p>
            </text:list-item>
          </text:list>
        </text:list-item>
      </text:list>
      <text:p text:style-name="Standard"/>
      <text:p text:style-name="Standard"><text:span text:style-name="Strong_20_Emphasis">Benefits of Database Sharding</text:span></text:p>
      <text:list text:style-name="L5">
        <text:list-item>
          <text:p text:style-name="P5"><text:span text:style-name="Strong_20_Emphasis">Improved Performance</text:span></text:p>
          <text:list>
            <text:list-item>
              <text:p text:style-name="P5">Smaller subsets of data reduce query execution time.</text:p>
            </text:list-item>
          </text:list>
        </text:list-item>
        <text:list-item>
          <text:p text:style-name="P5"><text:span text:style-name="Strong_20_Emphasis">Scalability</text:span></text:p>
          <text:list>
            <text:list-item>
              <text:p text:style-name="P5">New database instances can be added as data and load increase.</text:p>
            </text:list-item>
          </text:list>
        </text:list-item>
        <text:list-item>
          <text:p text:style-name="P5"><text:span text:style-name="Strong_20_Emphasis">Fault Tolerance</text:span></text:p>
          <text:list>
            <text:list-item>
              <text:p text:style-name="P5">A failure in one database instance does <text:span text:style-name="Strong_20_Emphasis">not</text:span> impact the entire system.</text:p>
            </text:list-item>
          </text:list>
        </text:list-item>
      </text:list>
      <text:p text:style-name="Standard"/>
      <text:p text:style-name="Standard"><text:span text:style-name="Strong_20_Emphasis">Drawbacks of Database Sharding</text:span></text:p>
      <text:list text:style-name="L6">
        <text:list-item>
          <text:p text:style-name="P6"><text:span text:style-name="Strong_20_Emphasis">Increased Code Complexity</text:span></text:p>
          <text:list>
            <text:list-item>
              <text:p text:style-name="P6">Requires:</text:p>
              <text:list>
                <text:list-item>
                  <text:p text:style-name="P6">More <text:span text:style-name="Strong_20_Emphasis">complex code</text:span></text:p>
                </text:list-item>
                <text:list-item>
                  <text:p text:style-name="P6">Routing queries to the appropriate database instance.</text:p>
                </text:list-item>
              </text:list>
            </text:list-item>
          </text:list>
        </text:list-item>
        <text:list-item>
          <text:p text:style-name="P6"><text:span text:style-name="Strong_20_Emphasis">Rebalancing Issues</text:span></text:p>
          <text:list>
            <text:list-item>
              <text:p text:style-name="P6">Some database instances may store <text:span text:style-name="Strong_20_Emphasis">significantly more data</text:span> than others.</text:p>
            </text:list-item>
            <text:list-item>
              <text:p text:style-name="P6">The data needs to be <text:span text:style-name="Strong_20_Emphasis">redistributed</text:span> when this happens.</text:p>
            </text:list-item>
          </text:list>
        </text:list-item>
        <text:list-item>
          <text:p text:style-name="P6"><text:span text:style-name="Strong_20_Emphasis">Cross-Shard Queries</text:span></text:p>
          <text:list>
            <text:list-item>
              <text:p text:style-name="P6">Joining data <text:span text:style-name="Strong_20_Emphasis">across multiple shards</text:span> is difficult.</text:p>
            </text:list-item>
          </text:list>
        </text:list-item>
      </text:list>
      <text:p text:style-name="Standard"/>
      <text:p text:style-name="Standard"><text:span text:style-name="Strong_20_Emphasis">Example of Database Sharding</text:span></text:p>
      <text:list text:style-name="L7">
        <text:list-item>
          <text:p text:style-name="P7">A table has a <text:span text:style-name="Strong_20_Emphasis">numeric ID</text:span> column.</text:p>
        </text:list-item>
        <text:list-item>
          <text:p text:style-name="P7"><text:soft-page-break/>Let's <text:span text:style-name="Strong_20_Emphasis">split</text:span> the data as follows:</text:p>
        </text:list-item>
        <text:list-item>
          <text:p text:style-name="P7">Rows with <text:span text:style-name="Strong_20_Emphasis">even IDs</text:span> are stored in <text:span text:style-name="Strong_20_Emphasis">Shard 1</text:span>.</text:p>
        </text:list-item>
        <text:list-item>
          <text:p text:style-name="P7">Rows with <text:span text:style-name="Strong_20_Emphasis">odd IDs</text:span> are stored in <text:span text:style-name="Strong_20_Emphasis">Shard 2</text:span>.</text:p>
        </text:list-item>
      </text:list>
      <text:p text:style-name="Standard"/>
      <text:p text:style-name="Standard"><text:span text:style-name="Source_20_Text">SELECT * FROM shard_2.user WHERE ID = 1; <text:s/>-- Fetches from Shard 2 <text:s/></text:span></text:p>
      <text:p text:style-name="Standard"><text:span text:style-name="Source_20_Text">SELECT * FROM shard_1.user WHERE ID = 2; <text:s/>-- Fetches from Shard 1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6T22:38:23.311441600</meta:creation-date>
    <dc:date>2025-03-26T23:11:02.946576300</dc:date>
    <meta:editing-duration>PT32M38S</meta:editing-duration>
    <meta:editing-cycles>6</meta:editing-cycles>
    <meta:generator>LibreOffice/25.2.1.2$Windows_X86_64 LibreOffice_project/d3abf4aee5fd705e4a92bba33a32f40bc4e56f49</meta:generator>
    <meta:document-statistic meta:table-count="0" meta:image-count="0" meta:object-count="0" meta:page-count="2" meta:paragraph-count="52" meta:word-count="362" meta:character-count="2057" meta:non-whitespace-character-count="1786"/>
  </office:meta>
</office:document-meta>
</file>